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rsid="0020c0e8" officeooo:paragraph-rsid="0020c0e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rsid="001eae3f" officeooo:paragraph-rsid="001d434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normal" officeooo:rsid="0019a0f5" officeooo:paragraph-rsid="0019a0f5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normal" officeooo:rsid="001adc2b" officeooo:paragraph-rsid="001adc2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normal" officeooo:rsid="001cfc04" officeooo:paragraph-rsid="001cfc04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normal" officeooo:rsid="001d4342" officeooo:paragraph-rsid="001f52f2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normal" officeooo:rsid="001d4342" officeooo:paragraph-rsid="001d4342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adc2b" officeooo:paragraph-rsid="001adc2b" style:font-weight-asian="bold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weight="bold" officeooo:rsid="0017c20e" officeooo:paragraph-rsid="0017c20e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cfc04" officeooo:paragraph-rsid="001cfc04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d4342" officeooo:paragraph-rsid="001f52f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20c0e8" officeooo:paragraph-rsid="0020c0e8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style:font-name="Arial" fo:font-size="14pt" fo:font-weight="bold" officeooo:rsid="001adc2b" officeooo:paragraph-rsid="001adc2b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size="34pt" fo:font-weight="bold" officeooo:rsid="0017c20e" officeooo:paragraph-rsid="0017c20e" style:font-weight-asian="bold" style:font-weight-complex="bold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59feb" officeooo:paragraph-rsid="00259feb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c53d2" officeooo:paragraph-rsid="002c53d2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b2d7e" officeooo:paragraph-rsid="002b2d7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bold" officeooo:rsid="0027ba35" officeooo:paragraph-rsid="0020c0e8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officeooo:paragraph-rsid="001d4342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20c0e8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rsid="0022e06e" officeooo:paragraph-rsid="0022e06e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Arial" fo:font-style="normal" fo:font-weight="normal" officeooo:rsid="0020c0e8" officeooo:paragraph-rsid="0020c0e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style:font-name="Arial" fo:font-weight="bold" officeooo:rsid="0019a0f5" officeooo:paragraph-rsid="0019a0f5" style:font-weight-asian="bold" style:font-weight-complex="bold"/>
    </style:style>
    <style:style style:name="T1" style:family="text">
      <style:text-properties officeooo:rsid="001be7ad"/>
    </style:style>
    <style:style style:name="T2" style:family="text">
      <style:text-properties officeooo:rsid="001cfc04"/>
    </style:style>
    <style:style style:name="T3" style:family="text">
      <style:text-properties officeooo:rsid="001d4342"/>
    </style:style>
    <style:style style:name="T4" style:family="text">
      <style:text-properties fo:font-style="italic" officeooo:rsid="0024cf95" style:font-style-asian="italic" style:font-style-complex="italic"/>
    </style:style>
    <style:style style:name="T5" style:family="text">
      <style:text-properties fo:font-style="italic" officeooo:rsid="00262e6b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ae3f" style:font-style-asian="normal" style:font-style-complex="normal"/>
    </style:style>
    <style:style style:name="T8" style:family="text">
      <style:text-properties fo:font-style="normal" officeooo:rsid="0024cf95" style:font-style-asian="normal" style:font-style-complex="normal"/>
    </style:style>
    <style:style style:name="T9" style:family="text">
      <style:text-properties fo:font-style="normal" officeooo:rsid="00259feb" style:font-style-asian="normal" style:font-style-complex="normal"/>
    </style:style>
    <style:style style:name="T10" style:family="text">
      <style:text-properties fo:font-style="normal" officeooo:rsid="0027ba35" style:font-style-asian="normal" style:font-style-complex="normal"/>
    </style:style>
    <style:style style:name="T11" style:family="text">
      <style:text-properties style:font-name="Arial" fo:font-weight="normal" officeooo:rsid="001d4342" style:font-weight-asian="normal" style:font-weight-complex="normal"/>
    </style:style>
    <style:style style:name="T12" style:family="text">
      <style:text-properties style:font-name="Arial" fo:font-weight="normal" officeooo:rsid="001eae3f" style:font-weight-asian="normal" style:font-weight-complex="normal"/>
    </style:style>
    <style:style style:name="T13" style:family="text">
      <style:text-properties style:font-name="Arial" fo:font-style="italic" fo:font-weight="normal" officeooo:rsid="001d4342" style:font-style-asian="italic" style:font-weight-asian="normal" style:font-style-complex="italic" style:font-weight-complex="normal"/>
    </style:style>
    <style:style style:name="T14" style:family="text">
      <style:text-properties style:font-name="Arial" fo:font-style="italic" fo:font-weight="normal" officeooo:rsid="001eae3f" style:font-style-asian="italic" style:font-weight-asian="normal" style:font-style-complex="italic" style:font-weight-complex="normal"/>
    </style:style>
    <style:style style:name="T1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fo:font-weight="normal" officeooo:rsid="001d4342" style:font-style-asian="normal" style:font-weight-asian="normal" style:font-style-complex="normal" style:font-weight-complex="normal"/>
    </style:style>
    <style:style style:name="T17" style:family="text">
      <style:text-properties style:font-name="Arial" fo:font-style="normal" fo:font-weight="normal" officeooo:rsid="001eae3f" style:font-style-asian="normal" style:font-weight-asian="normal" style:font-style-complex="normal" style:font-weight-complex="normal"/>
    </style:style>
    <style:style style:name="T18" style:family="text">
      <style:text-properties officeooo:rsid="0024cf95"/>
    </style:style>
    <style:style style:name="T19" style:family="text">
      <style:text-properties officeooo:rsid="00262e6b"/>
    </style:style>
    <style:style style:name="T20" style:family="text">
      <style:text-properties officeooo:rsid="00272555"/>
    </style:style>
    <style:style style:name="T21" style:family="text">
      <style:text-properties officeooo:rsid="0027ba35"/>
    </style:style>
    <style:style style:name="T22" style:family="text">
      <style:text-properties officeooo:rsid="002c53d2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000000" fo:font-style="normal" style:text-underline-style="none" style:font-style-asian="normal" style:font-style-complex="normal"/>
    </style:style>
    <style:style style:name="T25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color="#000000" style:font-name="Arial" fo:font-style="normal" fo:font-weight="normal" officeooo:rsid="0020c0e8" style:font-style-asian="normal" style:font-weight-asian="normal" style:font-style-complex="normal" style:font-weight-complex="normal"/>
    </style:style>
    <style:style style:name="T27" style:family="text">
      <style:text-properties fo:color="#000000" style:font-name="Arial" fo:font-style="normal" style:text-underline-style="none" fo:font-weight="normal" officeooo:rsid="0020c0e8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FPI – Instituto Federal de Educação, Ciência e Tecnologia do Piauí</text:p>
      <text:p text:style-name="P12">Campus Teresina Central</text:p>
      <text:p text:style-name="P12">Departamento de Informação, Ambiente, Saúde e Produção Alimentícia</text:p>
      <text:p text:style-name="P12">Curso: Tecnologia em Análise e Desenvolvimento de Sistemas</text:p>
      <text:p text:style-name="P12">Disciplina: Projeto Integrador 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FINANCER</text:p>
      <text:p text:style-name="P12"/>
      <text:p text:style-name="P12"/>
      <text:p text:style-name="P12">Guilherme Daniel de Sousa Dias</text:p>
      <text:p text:style-name="P12">Lucas Gomes de Oliveira</text:p>
      <text:p text:style-name="P12">José Ricardo Saraiva Sá</text:p>
      <text:p text:style-name="P12"/>
      <text:p text:style-name="P12">Responsável: Prof. Dr. Ely da Silva Mirand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3 de Junho de 2021</text:p>
      <text:p text:style-name="P28">Resumo</text:p>
      <text:p text:style-name="P4"/>
      <text:p text:style-name="P4"><text:tab/>O projeto tem por função a criação de uma aplicação WEB básica para gestão financeira pessoal, onde o usuário pode adicionar seus gastos do dia a dia de modo rápido e fácil, e também poderá realizar a visualização desses gastos de forma simplificada. Visto que é importante que o máximo de pessoas tenham acesso a aplicação, a simplicidade da aplicação foi baseada na facilidade e na curva de aprendizagem, que deve ser a menor possível. Como também pretendemos atingir o maior número de usuário possível, a simplicidade da aplicação também é importante, levando em consideração que a maioria dos aparelhos não possuem grande capacidade de processamento e/ou armazenamento, de modo que uma aplicação pequena e leve seja a melhor opção.</text:p>
      <text:p text:style-name="P4"><text:tab/>O projeto não tem uma duração específica para ser terminado, visto que se trata de um projeto de cunho acadêmico e que poderá sofrer constantes atualizações durante o decorrer de sua vida, mas foi estabelecido durante o planejamento um prazo de 3 (três) semanas para a entrega de um produto mínimo viável. </text:p>
      <text:p text:style-name="P4"><text:tab/></text:p>
      <text:p text:style-name="P4"/>
      <text:p text:style-name="P11"/>
      <text:p text:style-name="P17">1 Justificativa</text:p>
      <text:p text:style-name="P5"/>
      <text:p text:style-name="P5"><text:tab/><text:span text:style-name="T1">O projeto ele foi executado pensando na maior comodidade para que o usuário possa realizar o seu acompanhamento financeiro </text:span><text:span text:style-name="T2">da forma mais simplificada possível. Existem inúmeras aplicações que dão a possibilidade de realizar o acompanhamento financeiro, mas uma boa parte oferecem mais recursos do que o usuário necessitaria, ou possuem uma curva de aprendizado desnecessariamente alta para uma aplicação com tal objetivo.</text:span></text:p>
      <text:p text:style-name="P6"/>
      <text:p text:style-name="P6"/>
      <text:p text:style-name="P13"><text:span text:style-name="T21">2</text:span> Objetivo Geral</text:p>
      <text:p text:style-name="P6"/>
      <text:p text:style-name="P6"><text:tab/><text:span text:style-name="T3">Desenvolvimento de uma aplicação web simplificada para o acompanhamento de despesas financeiras.</text:span></text:p>
      <text:p text:style-name="P6"/>
      <text:p text:style-name="P6"/>
      <text:p text:style-name="P14"><text:span text:style-name="T21">3</text:span> Metodologia da Execução do Projeto</text:p>
      <text:p text:style-name="P7"/>
      <text:p text:style-name="P8"><text:tab/><text:span text:style-name="T18">Para a execução do projeto foi decidido que será usado a metodologia de trabalho </text:span><text:span text:style-name="T4">Scrum</text:span><text:span text:style-name="T8">, visto o pouco tempo disponível para o desenvolvimento de um projeto mais complexo e o foco na agilidade que o scrum apresenta.</text:span></text:p>
      <text:p text:style-name="P8"><text:span text:style-name="T8"><text:tab/>A execução será dividida em 3 sprints de 1 semana cada, </text:span><text:span text:style-name="T9">onde cada sprint tem o seguinte objetivo:</text:span></text:p>
      <text:list xml:id="list745663533" text:style-name="L1">
        <text:list-item>
          <text:p text:style-name="P19">Sprint: Criação do design das telas do projeto:</text:p>
          <text:list>
            <text:list-item>
              <text:p text:style-name="P20">Página de login.</text:p>
            </text:list-item>
            <text:list-item>
              <text:p text:style-name="P20">Pagina de recuperação de senha.</text:p>
            </text:list-item>
            <text:list-item>
              <text:p text:style-name="P20">Página de apresentação de visão geral dos últimos lançamentos.</text:p>
            </text:list-item>
            <text:list-item>
              <text:p text:style-name="P20">Página de visualização de registros.</text:p>
            </text:list-item>
            <text:list-item>
              <text:p text:style-name="P20">Página de criação de registros.</text:p>
            </text:list-item>
            <text:list-item>
              <text:p text:style-name="P20">Página de edição de registros.</text:p>
            </text:list-item>
            <text:list-item>
              <text:p text:style-name="P20">Página de criação de contas.</text:p>
            </text:list-item>
            <text:list-item>
              <text:p text:style-name="P20">Página de visualização geral das contas.</text:p>
            </text:list-item>
          </text:list>
        </text:list-item>
        <text:list-item>
          <text:p text:style-name="P19">Sprint: Desenvolvimento do produto mínimo viável, onde deverá ser criado a funcionalidade principal do projeto. <text:span text:style-name="T22">Onde deverá ser desenvolvido:</text:span></text:p>
          <text:list>
            <text:list-item>
              <text:p text:style-name="P20">Desenvolvimento da página de criação de registros.</text:p>
            </text:list-item>
            <text:list-item>
              <text:p text:style-name="P20"><text:soft-page-break/>Desenvolvimento da página de visualização de registros.</text:p>
            </text:list-item>
          </text:list>
        </text:list-item>
        <text:list-item>
          <text:p text:style-name="P21">Sprint: Desenvolvimento de sistema de controle de contas. <text:span text:style-name="T22">Onde deverá ser desenvolvido:</text:span></text:p>
          <text:list>
            <text:list-item>
              <text:p text:style-name="P20">Página para a criação de contas.</text:p>
            </text:list-item>
            <text:list-item>
              <text:p text:style-name="P20">Página para a visualização geral das contas.</text:p>
            </text:list-item>
          </text:list>
        </text:list-item>
      </text:list>
      <text:p text:style-name="P8"/>
      <text:p text:style-name="P8">Para a realização do projeto foram selecionadas as seguintes tecnologias:</text:p>
      <text:list xml:id="list1028323941" text:style-name="L2">
        <text:list-item>
          <text:p text:style-name="P24"><text:span text:style-name="T11">HTML: </text:span><text:span text:style-name="T13">HyperText Markup Language,</text:span><text:span text:style-name="T16"> ou Linguagem de Marcação de Hipertexto, é a principal linguagem de marcação utilizada para a construção de páginas Web.</text:span></text:p>
        </text:list-item>
        <text:list-item>
          <text:p text:style-name="P24"><text:span text:style-name="T11">CSS: </text:span><text:span text:style-name="T13">Cascading Style Sheets, </text:span><text:span text:style-name="T17">ou Folhas de Estilo em Cascata, é a linguagem utilizada para a aplicação de estilos em páginas Web construídas com HTML.</text:span></text:p>
        </text:list-item>
        <text:list-item>
          <text:p text:style-name="P24"><text:span text:style-name="T11">JavaScript: </text:span><text:span text:style-name="T12">é uma linguagem de programação, usada como linguagem de script para páginas Web, mas também pode ser aplicada ao desenvolvimento de diversos outros tipos de aplicações. </text:span></text:p>
        </text:list-item>
        <text:list-item>
          <text:p text:style-name="P24"><text:span text:style-name="T11">Python: </text:span><text:span text:style-name="T12">linguagem de programação de alto nível, de propósito geral, utilizada para o desenvolvimento dos mais diversos tipos de aplicações.</text:span></text:p>
        </text:list-item>
        <text:list-item>
          <text:p text:style-name="P24"><text:span text:style-name="T11">Django: </text:span><text:span text:style-name="T14">Framework</text:span><text:span text:style-name="T17"> para o desenvolvimento rápido de aplicações Web, escrito em Python, e que utiliza o padrão </text:span><text:span text:style-name="T14">MTV(model-view-template)</text:span><text:span text:style-name="T17">.</text:span></text:p>
        </text:list-item>
        <text:list-item>
          <text:p text:style-name="P26"><text:span text:style-name="T17">F</text:span><text:span text:style-name="T15">igma: editor gráfico de vetor e prototipagem baseado na web.</text:span></text:p>
        </text:list-item>
      </text:list>
      <text:p text:style-name="P2"/>
      <text:p text:style-name="P22"/>
      <text:p text:style-name="P15"><text:span text:style-name="T10">4</text:span><text:span text:style-name="T7"> </text:span><text:span text:style-name="T6">Acompanhamento e Avaliação do Projeto Durante a Execução</text:span></text:p>
      <text:p text:style-name="P16"/>
      <text:p text:style-name="P1"><text:tab/><text:span text:style-name="T19">O acompanhamento do projeto será realizado através dos artefatos produzidos durante as sprints, sendo principalmente, mas não se limitando há, </text:span><text:span text:style-name="T5">product backlog, sprint planing e sprint backlog</text:span><text:span text:style-name="T19">.</text:span></text:p>
      <text:p text:style-name="P1"/>
      <text:p text:style-name="P3"/>
      <text:p text:style-name="P16"><text:span text:style-name="T21">5</text:span> Resultados Esperados e Disseminação dos Resultados</text:p>
      <text:p text:style-name="P3"/>
      <text:p text:style-name="P1"><text:tab/><text:span text:style-name="T20">Esperamos desenvolver uma aplicação simples e intuitiva que proporcione ao usuário uma visão geral sobre seus gastos. O resultado do projeto será divulgado através da plataforma de hospedagem de códigos e arquivos Github.</text:span></text:p>
      <text:p text:style-name="P1"><text:soft-page-break/></text:p>
      <text:p text:style-name="P16">Referências</text:p>
      <text:p text:style-name="P1"/>
      <text:p text:style-name="P25"><text:span text:style-name="T26">"Meet Django”, disponível em: </text:span><text:a xlink:type="simple" xlink:href="https://www.djangoproject.com/" text:style-name="Internet_20_link" text:visited-style-name="Visited_20_Internet_20_Link"><text:span text:style-name="T27">https://www.djangoproject.com/</text:span></text:a></text:p>
      <text:p text:style-name="P9"><text:span text:style-name="T23">“JavaScript”, disponível em: </text:span><text:a xlink:type="simple" xlink:href="https://developer.mozilla.org/pt-BR/docs/Web/JavaScript" text:style-name="Internet_20_link" text:visited-style-name="Visited_20_Internet_20_Link"><text:span text:style-name="T24">https://developer.mozilla.org/pt-BR/docs/Web/JavaScript</text:span></text:a></text:p>
      <text:p text:style-name="P25"><text:span text:style-name="T26">“CSS”, disponível e</text:span><text:span text:style-name="T27">m: https://developer.mozilla.org/pt-BR/docs/Web/CSS</text:span></text:p>
      <text:p text:style-name="P10"><text:span text:style-name="T23">“HTML: Linguagem de Marcação de Hypertexto”, disponível em: <text:s/></text:span><text:a xlink:type="simple" xlink:href="https://developer.mozilla.org/pt-BR/docs/Web/HTML" text:style-name="Internet_20_link" text:visited-style-name="Visited_20_Internet_20_Link"><text:span text:style-name="T24">https://developer.mozilla.org/pt-BR/docs/Web/HTML</text:span></text:a></text:p>
      <text:p text:style-name="P27">“Python”, disponível em: https://pt.wikipedia.org/wiki/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8:30:11.738120190</meta:creation-date>
    <meta:generator>LibreOffice/6.4.7.2$Linux_X86_64 LibreOffice_project/40$Build-2</meta:generator>
    <dc:date>2021-06-13T17:13:09.800549669</dc:date>
    <meta:editing-duration>PT1H6M44S</meta:editing-duration>
    <meta:editing-cycles>16</meta:editing-cycles>
    <meta:document-statistic meta:table-count="0" meta:image-count="0" meta:object-count="0" meta:page-count="5" meta:paragraph-count="54" meta:word-count="738" meta:character-count="4917" meta:non-whitespace-character-count="4240"/>
  </office:meta>
</office:document-meta>
</file>